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-complex="Aptos"/>
    </style:style>
    <style:style style:name="T22" style:parent-style-name="DefaultParagraphFont" style:family="text">
      <style:text-properties style:font-name-complex="Aptos"/>
    </style:style>
    <style:style style:name="T23" style:parent-style-name="DefaultParagraphFont" style:family="text">
      <style:text-properties style:font-name-complex="Aptos"/>
    </style:style>
    <style:style style:name="T24" style:parent-style-name="DefaultParagraphFont" style:family="text">
      <style:text-properties style:font-name-complex="Aptos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-complex="Aptos"/>
    </style:style>
    <style:style style:name="T27" style:parent-style-name="DefaultParagraphFont" style:family="text">
      <style:text-properties style:font-name-complex="Aptos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-complex="Aptos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-complex="Aptos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-complex="Aptos"/>
    </style:style>
    <style:style style:name="T34" style:parent-style-name="DefaultParagraphFont" style:family="text">
      <style:text-properties style:font-name-complex="Aptos"/>
    </style:style>
    <style:style style:name="T3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P39" style:parent-style-name="Normal" style:list-style-name="LFO2" style:family="paragraph"/>
    <style:style style:name="P40" style:parent-style-name="Normal" style:list-style-name="LFO2" style:family="paragraph"/>
    <style:style style:name="P41" style:parent-style-name="Normal" style:list-style-name="LFO2" style:family="paragraph"/>
    <style:style style:name="P42" style:parent-style-name="Normal" style:list-style-name="LFO2" style:family="paragraph"/>
    <style:style style:name="P43" style:parent-style-name="Normal" style:list-style-name="LFO2" style:family="paragraph"/>
    <style:style style:name="P44" style:parent-style-name="Normal" style:list-style-name="LFO2" style:family="paragraph"/>
    <style:style style:name="P45" style:parent-style-name="Normal" style:list-style-name="LFO2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Symbol" style:font-name-complex="Segoe UI Symbol"/>
    </style:style>
    <style:style style:name="T68" style:parent-style-name="DefaultParagraphFont" style:family="text">
      <style:text-properties style:font-name="Segoe UI Symbol" style:font-name-complex="Segoe UI Symbol"/>
    </style:style>
    <style:style style:name="T69" style:parent-style-name="DefaultParagraphFont" style:family="text">
      <style:text-properties style:font-name="Segoe UI Symbol" style:font-name-complex="Segoe UI Symbol"/>
    </style:style>
    <style:style style:name="T70" style:parent-style-name="DefaultParagraphFont" style:family="text">
      <style:text-properties style:font-name="Segoe UI Symbol" style:font-name-complex="Segoe UI Symbol"/>
    </style:style>
    <style:style style:name="T71" style:parent-style-name="DefaultParagraphFont" style:family="text">
      <style:text-properties style:font-name="Segoe UI Symbol" style:font-name-complex="Segoe UI Symbol"/>
    </style:style>
    <style:style style:name="T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3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3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3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3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3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ReadMe – AI Retail Data Assistant<text:s/></text:p>
      <text:p text:style-name="P2">------------------------------------------------------------------------------------------------------------------------</text:p>
      <text:p text:style-name="Normal">An<text:s/><text:span text:style-name="T3">AI-powered data analysis assistant</text:span><text:s/>that allows users to query a retail database using<text:s/><text:span text:style-name="T4">natural language</text:span>.<text:line-break/>The system automatically converts user questions into SQL queries and retrieves insights from the database.</text:p>
      <text:p text:style-name="Normal">This project demonstrates how<text:s/><text:span text:style-name="T5">Generative AI can be integrated with SQL databases</text:span><text:s/>to create an intelligent data exploration tool.</text:p>
      <text:p text:style-name="Normal"><draw:custom-shape svg:x="0in" svg:y="0in" svg:width="45.51042in" svg:height="0.00139in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🚀</text:span><text:span text:style-name="T7"><text:s/>Project Overview</text:span></text:p>
      <text:p text:style-name="Normal">Many business users need insights from data but<text:s/><text:span text:style-name="T8">do not know SQL</text:span>.</text:p>
      <text:p text:style-name="Normal">This project solves that problem by allowing users to ask questions like:</text:p>
      <text:p text:style-name="Normal">Which country generated the highest revenue?<text:line-break/>Top 5 selling products<text:line-break/>Which customers spent the most money?</text:p>
      <text:p text:style-name="Normal">The system converts these questions into SQL queries and retrieves results from the database.</text:p>
      <text:p text:style-name="Normal"><draw:custom-shape svg:x="0in" svg:y="0in" svg:width="45.51042in" svg:height="0.00139in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🏗️</text:span><text:span text:style-name="T10"><text:s/>Project Architecture</text:span></text:p>
      <text:p text:style-name="Normal">User Question<text:line-break/><text:s text:c="5"/>↓<text:line-break/>Streamlit UI<text:line-break/><text:s text:c="5"/>↓<text:line-break/>LangChain SQL Chain<text:line-break/><text:s text:c="5"/>↓<text:line-break/>Local LLM (Llama3 via Ollama)<text:line-break/><text:s text:c="5"/>↓<text:line-break/>SQL Query Generation<text:line-break/><text:s text:c="5"/>↓<text:line-break/>SQLite Retail Database<text:line-break/><text:s text:c="5"/>↓<text:line-break/>Query Execution<text:line-break/><text:s text:c="5"/>↓<text:line-break/>Results Displayed to User</text:p>
      <text:p text:style-name="Normal">Technologies used:</text:p>
      <text:list text:style-name="LFO1" text:continue-numbering="true">
        <text:list-item>
          <text:p text:style-name="P11">Python</text:p>
        </text:list-item>
        <text:list-item>
          <text:p text:style-name="P12">LangChain</text:p>
        </text:list-item>
        <text:list-item>
          <text:p text:style-name="P13">SQLite</text:p>
        </text:list-item>
        <text:list-item>
          <text:p text:style-name="P14">Ollama</text:p>
        </text:list-item>
        <text:list-item>
          <text:p text:style-name="P15">Llama 3</text:p>
        </text:list-item>
        <text:list-item>
          <text:p text:style-name="P16">Streamlit</text:p>
        </text:list-item>
        <text:list-item>
          <text:p text:style-name="P17">Pandas</text:p>
        </text:list-item>
      </text:list>
      <text:p text:style-name="Normal"><draw:custom-shape svg:x="0in" svg:y="0in" svg:width="45.51042in" svg:height="0.00139in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📂</text:span><text:span text:style-name="T19"><text:s/>Project Structure</text:span></text:p>
      <text:p text:style-name="Normal">genai-retail-assistant<text:line-break/>│<text:line-break/><text:span text:style-name="T20">├</text:span><text:span text:style-name="T21">──</text:span><text:s/>data<text:line-break/><text:span text:style-name="T22">│</text:span><text:s text:c="3"/><text:span text:style-name="T23">└──</text:span><text:s/>online_retail.csv<text:line-break/><text:span text:style-name="T24">│</text:span><text:line-break/><text:span text:style-name="T25">├</text:span><text:span text:style-name="T26">──</text:span><text:s/>retail.db<text:line-break/><text:span text:style-name="T27">│</text:span><text:line-break/><text:span text:style-name="T28">├</text:span><text:span text:style-name="T29">──</text:span><text:s/>app.py<text:line-break/><text:span text:style-name="T30">├</text:span><text:span text:style-name="T31">──</text:span>AI Retail Data Assistant.ipynb<text:line-break/><text:span text:style-name="T32">├</text:span><text:span text:style-name="T33">──</text:span><text:s/>requirements.txt<text:line-break/><text:span text:style-name="T34">└──</text:span><text:s/>README.md</text:p>
      <text:p text:style-name="Normal"><draw:custom-shape svg:x="0in" svg:y="0in" svg:width="45.51042in" svg:height="0.00139in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">📊</text:span><text:span text:style-name="T36"><text:s/>Dataset</text:span></text:p>
      <text:p text:style-name="Normal">The project uses the<text:s/><text:span text:style-name="T37">Online Retail dataset</text:span><text:s/>containing transactional data.</text:p>
      <text:p text:style-name="Normal">Key columns:</text:p>
      <text:list text:style-name="LFO2" text:continue-numbering="true">
        <text:list-item>
          <text:p text:style-name="P38">Invoice</text:p>
        </text:list-item>
        <text:list-item>
          <text:p text:style-name="P39">StockCode</text:p>
        </text:list-item>
        <text:list-item>
          <text:p text:style-name="P40">Description</text:p>
        </text:list-item>
        <text:list-item>
          <text:p text:style-name="P41">Quantity</text:p>
        </text:list-item>
        <text:list-item>
          <text:p text:style-name="P42">InvoiceDate</text:p>
        </text:list-item>
        <text:list-item>
          <text:p text:style-name="P43">Price</text:p>
        </text:list-item>
        <text:list-item>
          <text:p text:style-name="P44">Customer ID</text:p>
        </text:list-item>
        <text:list-item>
          <text:p text:style-name="P45">Country</text:p>
        </text:list-item>
      </text:list>
      <text:p text:style-name="Normal">The dataset is stored in a<text:s/><text:span text:style-name="T46">SQLite table called retail</text:span>.</text:p>
      <text:p text:style-name="Normal"><draw:custom-shape svg:x="0in" svg:y="0in" svg:width="45.51042in" svg:height="0.00139in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">⚙️</text:span><text:span text:style-name="T48"><text:s/>Installation</text:span></text:p>
      <text:p text:style-name="Normal"><text:span text:style-name="T49">1️</text:span><text:span text:style-name="T50">⃣</text:span><text:span text:style-name="T51">Install dependencies</text:span></text:p>
      <text:p text:style-name="Normal">pip install -r requirements.txt</text:p>
      <text:p text:style-name="Normal"><draw:custom-shape svg:x="0in" svg:y="0in" svg:width="45.51042in" svg:height="0.00139in" draw:id="id5" draw:style-name="a5" draw:name="Horizontal Line 8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52">3️</text:span><text:span text:style-name="T53">⃣</text:span><text:span text:style-name="T54"><text:s/>Install Ollama</text:span></text:p>
      <text:p text:style-name="Normal">Download and install:</text:p>
      <text:p text:style-name="Normal"><text:a xlink:href="https://ollama.com" office:target-frame-name="_top" xlink:show="replace"><text:span text:style-name="Hyperlink">https://ollama.com</text:span></text:a></text:p>
      <text:p text:style-name="Normal">Verify installation:</text:p>
      <text:p text:style-name="Normal">ollama --version</text:p>
      <text:p text:style-name="Normal"><draw:custom-shape svg:x="0in" svg:y="0in" svg:width="45.51042in" svg:height="0.00139in" draw:id="id6" draw:style-name="a6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4️</text:span><text:span text:style-name="T56">⃣</text:span><text:span text:style-name="T57"><text:s/>Download the LLM</text:span></text:p>
      <text:p text:style-name="Normal">ollama pull llama3</text:p>
      <text:p text:style-name="Normal">This installs the<text:s/><text:span text:style-name="T58">Llama3 model locally</text:span>.</text:p>
      <text:p text:style-name="Normal"><draw:custom-shape svg:x="0in" svg:y="0in" svg:width="45.51042in" svg:height="0.00139in" draw:id="id7" draw:style-name="a7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🗄️</text:span><text:span text:style-name="T60"><text:s/>Create Database</text:span></text:p>
      <text:p text:style-name="Normal">Load the dataset into SQLite.</text:p>
      <text:p text:style-name="Normal">import pandas as pd<text:line-break/>import sqlite3<text:line-break/><text:line-break/>df = pd.read_csv("data/online_retail_II.csv")<text:line-break/><text:line-break/>conn = sqlite3.connect("database/retail.db")<text:line-break/><text:line-break/>df.to_sql("retail", conn, if_exists="replace", index=False)<text:line-break/><text:line-break/>conn.close()</text:p>
      <text:p text:style-name="Normal"><draw:custom-shape svg:x="0in" svg:y="0in" svg:width="45.51042in" svg:height="0.00139in" draw:id="id8" draw:style-name="a8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">▶️</text:span><text:span text:style-name="T62"><text:s/>Run the Application</text:span></text:p>
      <text:p text:style-name="Normal">Start the Streamlit app:</text:p>
      <text:p text:style-name="Normal">streamlit run app.py</text:p>
      <text:p text:style-name="Normal">Open the browser:</text:p>
      <text:p text:style-name="Normal">http://localhost:8501</text:p>
      <text:p text:style-name="Normal"><draw:custom-shape svg:x="0in" svg:y="0in" svg:width="45.51042in" svg:height="0.00139in" draw:id="id9" draw:style-name="a9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3">💬</text:span><text:span text:style-name="T64"><text:s/>Example Queries</text:span></text:p>
      <text:p text:style-name="Normal">Users can ask questions such as:</text:p>
      <text:p text:style-name="Normal">Which country generated the highest revenue?<text:line-break/>Top 5 selling products<text:line-break/>Which customers bought the most products?<text:line-break/>Total revenue generated</text:p>
      <text:soft-page-break/>
      <text:p text:style-name="Normal">The AI automatically converts these into SQL queries.</text:p>
      <text:p text:style-name="Normal"><draw:custom-shape svg:x="0in" svg:y="0in" svg:width="45.51042in" svg:height="0.00139in" draw:id="id10" draw:style-name="a10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✨</text:span><text:span text:style-name="T66"><text:s/>Key Features</text:span></text:p>
      <text:p text:style-name="Normal"><text:span text:style-name="T67">✔</text:span><text:s/>Natural language querying of databases<text:line-break/><text:span text:style-name="T68">✔</text:span><text:s/>Automatic SQL generation<text:line-break/><text:span text:style-name="T69">✔</text:span><text:s/>Local LLM (no API cost)<text:line-break/><text:span text:style-name="T70">✔</text:span><text:s/>Interactive Streamlit interface<text:line-break/><text:span text:style-name="T71">✔</text:span><text:s/>Real-time data insights</text:p>
      <text:p text:style-name="Normal"><draw:custom-shape svg:x="0in" svg:y="0in" svg:width="45.51042in" svg:height="0.00139in" draw:id="id11" draw:style-name="a11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🔮</text:span><text:span text:style-name="T73"><text:s/>Future Improvements</text:span></text:p>
      <text:p text:style-name="Normal">Possible improvements include:</text:p>
      <text:list text:style-name="LFO3" text:continue-numbering="true">
        <text:list-item>
          <text:p text:style-name="P74">Automatic<text:s/><text:span text:style-name="T75">data visualizations</text:span></text:p>
        </text:list-item>
        <text:list-item>
          <text:p text:style-name="P76">Displaying<text:s/><text:span text:style-name="T77">generated SQL queries</text:span></text:p>
        </text:list-item>
        <text:list-item>
          <text:p text:style-name="P78">Adding<text:s/><text:span text:style-name="T79">multiple database support</text:span></text:p>
        </text:list-item>
        <text:list-item>
          <text:p text:style-name="P80">Implementing<text:s/><text:span text:style-name="T81">query caching</text:span></text:p>
        </text:list-item>
        <text:list-item>
          <text:p text:style-name="P82">Deploying the system as a<text:s/><text:span text:style-name="T83">cloud service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ha Gaikwad</meta:initial-creator>
    <dc:creator>Neha Gaikwad</dc:creator>
    <meta:creation-date>2026-03-12T17:06:00Z</meta:creation-date>
    <dc:date>2026-03-12T17:37:00Z</dc:date>
    <meta:template xlink:href="Normal" xlink:type="simple"/>
    <meta:editing-cycles>2</meta:editing-cycles>
    <meta:editing-duration>PT420S</meta:editing-duration>
    <meta:document-statistic meta:page-count="4" meta:paragraph-count="5" meta:word-count="429" meta:character-count="2875" meta:row-count="20" meta:non-whitespace-character-count="2451"/>
  </office:meta>
</office:document-meta>
</file>